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6cda" officeooo:paragraph-rsid="00016cda"/>
    </style:style>
    <style:style style:name="P2" style:family="paragraph" style:parent-style-name="Standard">
      <style:text-properties officeooo:rsid="0001d47e" officeooo:paragraph-rsid="0001d47e"/>
    </style:style>
    <style:style style:name="P3" style:family="paragraph" style:parent-style-name="Standard">
      <style:text-properties style:use-window-font-color="true" officeooo:rsid="0001d47e" officeooo:paragraph-rsid="0002b5a9"/>
    </style:style>
    <style:style style:name="P4" style:family="paragraph" style:parent-style-name="Standard">
      <style:text-properties style:use-window-font-color="true" style:font-name="Liberation Serif" fo:font-size="10.5pt" officeooo:rsid="0001d47e" officeooo:paragraph-rsid="0002b5a9" style:font-size-asian="10.5pt" style:font-size-complex="10.5pt"/>
    </style:style>
    <style:style style:name="P5" style:family="paragraph" style:parent-style-name="Standard">
      <style:text-properties fo:color="#3f5fbf" style:font-name="Monospace" fo:font-size="10pt" officeooo:rsid="0001d47e" officeooo:paragraph-rsid="0001d47e" fo:background-color="#e8f2fe" style:font-size-asian="10pt"/>
    </style:style>
    <style:style style:name="P6" style:family="paragraph" style:parent-style-name="Standard">
      <style:text-properties style:use-window-font-color="true" style:font-name="Monospace" fo:font-size="10pt" officeooo:rsid="0001d47e" officeooo:paragraph-rsid="0002b5a9" fo:background-color="#e8f2fe" style:font-size-asian="10pt"/>
    </style:style>
    <style:style style:name="P7" style:family="paragraph" style:parent-style-name="Standard">
      <style:text-properties style:use-window-font-color="true" style:font-name="Liberation Serif" fo:font-size="10.5pt" officeooo:rsid="0001d47e" officeooo:paragraph-rsid="0002b5a9" fo:background-color="#e8f2fe" style:font-size-asian="10.5pt" style:font-size-complex="10.5pt"/>
    </style:style>
    <style:style style:name="P8" style:family="paragraph" style:parent-style-name="Standard">
      <style:text-properties officeooo:paragraph-rsid="0004665e"/>
    </style:style>
    <style:style style:name="P9" style:family="paragraph" style:parent-style-name="Standard">
      <style:text-properties officeooo:rsid="0004665e" officeooo:paragraph-rsid="0004665e"/>
    </style:style>
    <style:style style:name="P10" style:family="paragraph" style:parent-style-name="Standard">
      <style:text-properties officeooo:rsid="0005849f" officeooo:paragraph-rsid="0005849f"/>
    </style:style>
    <style:style style:name="P11" style:family="paragraph" style:parent-style-name="Text_20_body">
      <style:text-properties officeooo:paragraph-rsid="0004665e"/>
    </style:style>
    <style:style style:name="P12" style:family="paragraph" style:parent-style-name="Text_20_body">
      <style:text-properties officeooo:rsid="0004665e" officeooo:paragraph-rsid="0004665e"/>
    </style:style>
    <style:style style:name="P13" style:family="paragraph" style:parent-style-name="Text_20_body">
      <style:text-properties style:text-underline-style="none" officeooo:rsid="0004665e" officeooo:paragraph-rsid="0004665e"/>
    </style:style>
    <style:style style:name="P14" style:family="paragraph" style:parent-style-name="Heading_20_1">
      <style:text-properties style:use-window-font-color="true" style:font-name="Monospace" fo:font-size="10pt" fo:background-color="#e8f2fe" style:font-size-asian="10pt"/>
    </style:style>
    <style:style style:name="P15" style:family="paragraph" style:parent-style-name="Heading_20_2">
      <style:text-properties officeooo:paragraph-rsid="0004665e"/>
    </style:style>
    <style:style style:name="T1" style:family="text">
      <style:text-properties fo:color="#3f5fbf" style:font-name="Monospace" fo:font-size="10pt" fo:background-color="#e8f2fe" loext:char-shading-value="0" style:font-size-asian="10pt"/>
    </style:style>
    <style:style style:name="T2" style:family="text">
      <style:text-properties fo:color="#3f5fbf"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3" style:family="text">
      <style:text-properties style:font-name="Monospace" fo:font-size="10pt" fo:background-color="#e8f2fe" loext:char-shading-value="0" style:font-size-asian="10pt"/>
    </style:style>
    <style:style style:name="T4" style:family="text">
      <style:text-properties style:font-name="Monospace" fo:font-size="10pt" fo:background-color="#e8f2fe" loext:char-shading-value="0" style:font-size-asian="10pt"/>
    </style:style>
    <style:style style:name="T5" style:family="text">
      <style:text-properties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6" style:family="text">
      <style:text-properties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7" style:family="text">
      <style:text-properties style:use-window-font-color="true" style:font-name="Monospace" fo:font-size="10pt" fo:background-color="#e8f2fe" loext:char-shading-value="0" style:font-size-asian="10pt"/>
    </style:style>
    <style:style style:name="T8" style:family="text">
      <style:text-properties style:use-window-font-color="true"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9" style:family="text">
      <style:text-properties fo:background-color="#e8f2fe" loext:char-shading-value="0"/>
    </style:style>
    <style:style style:name="T10" style:family="text">
      <style:text-properties style:text-underline-style="solid" style:text-underline-width="auto" style:text-underline-color="font-color" fo:background-color="#e8f2fe" loext:char-shading-value="0"/>
    </style:style>
    <style:style style:name="T11" style:family="text">
      <style:text-properties officeooo:rsid="00016cda"/>
    </style:style>
    <style:style style:name="T12" style:family="text">
      <style:text-properties officeooo:rsid="000584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r</text:h>
      <text:p text:style-name="P1"/>
      <text:p text:style-name="P1">student</text:p>
      <text:p text:style-name="P1"/>
      <text:p text:style-name="P1"/>
      <text:p text:style-name="P1">$usrrec=pg_query($shareconn,"Select * from portfoliomanagers where mid='".$_SESSION['studentid']."'");</text:p>
      <text:p text:style-name="P1">#echo "Select * from portfoliomanagers where mid='".$_SESSION['studentid']."'";</text:p>
      <text:p text:style-name="P1">if (pg_numrows($usrrec)==0) {</text:p>
      <text:p text:style-name="P1"><text:s/># echo "no user";</text:p>
      <text:p text:style-name="P1"><text:s text:c="2"/>$cuser=pg_query($shareconn,"insert into portfoliomanagers values ('".$_SESSION['studentid']."','".$_SESSION['firstname']." ".$_SESSION['surname']."','old',false,NULL,NULL,NULL,'".$_SESSION['email']."')");</text:p>
      <text:p text:style-name="P1"/>
      <text:h text:style-name="Heading_20_1" text:outline-level="1">Bank Accounts</text:h>
      <text:p text:style-name="P1"/>
      <text:p text:style-name="P1">#create a bankacount</text:p>
      <text:p text:style-name="P1"><text:s text:c="2"/>$bnkrec=pg_query($shareconn,"insert into bankaccounts values ('".$_SESSION['studentid']."',100000)");</text:p>
      <text:p text:style-name="P1"/>
      <text:p text:style-name="P1"/>
      <text:h text:style-name="Heading_20_1" text:outline-level="1">Trade</text:h>
      <text:p text:style-name="P5"># Substitute in form parameters into the query string</text:p>
      <text:p text:style-name="P3"><text:span text:style-name="T3">$</text:span><text:span text:style-name="T5">sql</text:span><text:span text:style-name="T3"> = "INSERT INTO Trades (MID,TradeType,TradeQuantity,CID,Motivation,</text:span><text:span text:style-name="T5">tradetimestamp</text:span><text:span text:style-name="T3">) VALUES ('" . $_POST["MID"] . "','" . $_POST["transactionType"]. "'," . $_POST["quantity"]. "," . $_POST["CID"]. ",'" .str_replace("'", "''",$_POST["Motivation"]) .</text:span></text:p>
      <text:p text:style-name="P6"/>
      <text:p text:style-name="P6"><text:s/>"',now());";</text:p>
      <text:p text:style-name="P6"/>
      <text:p text:style-name="P7"/>
      <text:p text:style-name="P4"><text:span text:style-name="T9">$fp_sQry="SELECT * FROM trades WHERE (mid = <text:s/>'".$</text:span><text:span text:style-name="T10">midstr</text:span><text:span text:style-name="T9">."' AND </text:span><text:span text:style-name="T10">tradecommitted</text:span><text:span text:style-name="T9"> = <text:s/>'False')";</text:span></text:p>
      <text:p text:style-name="P7"/>
      <text:h text:style-name="P14" text:outline-level="1">Buy &amp; sell</text:h>
      <text:p text:style-name="Text_20_body"><text:span text:style-name="T7"/></text:p>
      <text:p text:style-name="Standard"><text:span text:style-name="T8"/></text:p>
      <text:p text:style-name="P2"/>
      <text:h text:style-name="P15" text:outline-level="2"><text:span text:style-name="T5">Companies</text:span></text:h>
      <text:p text:style-name="P8"><text:span text:style-name="T2">Select * from companies,sector where companies.sector=sector.sectorid and used order by companyname");</text:span></text:p>
      <text:p text:style-name="P11"><text:span text:style-name="T5"/></text:p>
      <text:p text:style-name="P12"><text:span text:style-name="T5">-Input</text:span></text:p>
      <text:p text:style-name="P13"><text:span text:style-name="T3">- <text:s/></text:span><text:span text:style-name="T1">companyname</text:span></text:p>
      <text:h text:style-name="P15" text:outline-level="2"><text:span text:style-name="T5">sector</text:span></text:h>
      <text:p text:style-name="P9">-Inpu<text:span text:style-name="T12">t</text:span></text:p>
      <text:p text:style-name="P9"><text:soft-page-break/>-Sector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https://www.google.com/finance?q=JSE:AG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2:03:35.001383200</meta:creation-date>
    <dc:date>2015-08-25T12:17:08.239315633</dc:date>
    <meta:editing-duration>PT7H59M27S</meta:editing-duration>
    <meta:editing-cycles>4</meta:editing-cycles>
    <meta:generator>LibreOffice/4.3.7.2$Linux_X86_64 LibreOffice_project/430m0$Build-2</meta:generator>
    <meta:document-statistic meta:table-count="0" meta:image-count="0" meta:object-count="0" meta:page-count="2" meta:paragraph-count="24" meta:word-count="107" meta:character-count="1193" meta:non-whitespace-character-count="1101"/>
  </office:meta>
</office:document-meta>
</file>